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0pt" fo:text-shadow="none" style:font-size-asian="200pt" style:font-size-complex="200pt"/>
    </style:style>
    <style:style style:name="P3" style:family="paragraph">
      <style:text-properties fo:font-size="200pt" fo:text-shadow="none" fo:font-weight="bold" style:font-size-asian="200pt" style:font-weight-asian="bold" style:font-size-complex="200pt" style:font-weight-complex="bold"/>
    </style:style>
    <style:style style:name="T1" style:family="text">
      <style:text-properties fo:font-size="200pt" fo:text-shadow="none" fo:font-weight="bold" style:font-size-asian="200pt" style:font-weight-asian="bold" style:font-size-complex="2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681cm" svg:height="0.713cm" draw:transform="rotate (0.785398163397448) translate (11.2cm 16.49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712cm" svg:height="0.68cm" draw:transform="rotate (2.35619449019234) translate (14.537cm 16.999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12cm" svg:height="8.142cm" svg:x="7.8cm" svg:y="9.858cm">
          <draw:text-box>
            <text:p text:style-name="P2"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09:20.214578576</dc:date>
    <meta:editing-duration>PT1M52S</meta:editing-duration>
    <meta:editing-cycles>5</meta:editing-cycles>
    <meta:generator>LibreOffice/4.2.8.2$Linux_x86 LibreOffice_project/420m0$Build-2</meta:generator>
    <meta:document-statistic meta:object-count="3"/>
  </office:meta>
</office:document-meta>
</file>